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VAREZ CCARHUACHIN, JUAN CARLO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280811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467906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VAREZ CCARHUACHIN, JUAN CARLO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80811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6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18:17:2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